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8pt" style:font-size-asian="18pt" style:font-name-complex="Arial1" style:font-size-complex="18pt"/>
    </style:style>
    <style:style style:name="T6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7" style:family="text">
      <style:text-properties fo:color="#101e8e" style:font-name="Arial1" fo:font-size="10pt" style:font-size-asian="10pt" style:font-name-complex="Arial1" style:font-size-complex="10pt"/>
    </style:style>
    <style:style style:name="T8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9" style:family="text">
      <style:text-properties fo:color="#000000" style:font-name="Arial1" fo:font-size="7pt" style:font-size-asian="7pt" style:font-name-complex="Arial1" style:font-size-complex="7pt"/>
    </style:style>
    <style:style style:name="T10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1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2" style:family="text">
      <style:text-properties fo:color="#000000" style:font-name="Arial1" fo:font-size="10pt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325</text:span></text:p>
          </draw:text-box>
        </draw:frame>
        <draw:frame draw:style-name="gr2" draw:text-style-name="P3" draw:layer="layout" svg:width="6.157cm" svg:height="0.628cm" svg:x="2.2cm" svg:y="5.7cm">
          <draw:text-box>
            <text:p text:style-name="P1"><text:span text:style-name="T2">Structure of the Report</text:span></text:p>
          </draw:text-box>
        </draw:frame>
        <draw:frame draw:style-name="gr1" draw:text-style-name="P2" draw:layer="layout" svg:width="14.958cm" svg:height="0.475cm" svg:x="2.2cm" svg:y="6.592cm">
          <draw:text-box>
            <text:p text:style-name="P1"><text:span text:style-name="T3">1. </text:span><text:span text:style-name="T4"><text:s/>The Executive Summary contains the Inquiry’s key findings and conclusions.</text:span></text:p>
          </draw:text-box>
        </draw:frame>
        <draw:frame draw:style-name="gr1" draw:text-style-name="P2" draw:layer="layout" svg:width="16.69cm" svg:height="0.475cm" svg:x="2.2cm" svg:y="7.507cm">
          <draw:text-box>
            <text:p text:style-name="P1"><text:span text:style-name="T3">2. </text:span><text:span text:style-name="T4"><text:s/>The 17 Sections of the Report contain accounts of the relevant decisions and events, </text:span></text:p>
          </draw:text-box>
        </draw:frame>
        <draw:frame draw:style-name="gr1" draw:text-style-name="P2" draw:layer="layout" svg:width="15.492cm" svg:height="0.475cm" svg:x="2.2cm" svg:y="8.071cm">
          <draw:text-box>
            <text:p text:style-name="P1"><text:span text:style-name="T4">the Inquiry’s full analysis and conclusions, and, where appropriate, lessons for the </text:span></text:p>
          </draw:text-box>
        </draw:frame>
        <draw:frame draw:style-name="gr1" draw:text-style-name="P2" draw:layer="layout" svg:width="1.209cm" svg:height="0.475cm" svg:x="2.2cm" svg:y="8.636cm">
          <draw:text-box>
            <text:p text:style-name="P1"><text:span text:style-name="T4">future.</text:span></text:p>
          </draw:text-box>
        </draw:frame>
        <draw:frame draw:style-name="gr1" draw:text-style-name="P2" draw:layer="layout" svg:width="16.681cm" svg:height="0.475cm" svg:x="2.2cm" svg:y="9.55cm">
          <draw:text-box>
            <text:p text:style-name="P1"><text:span text:style-name="T3">3. </text:span><text:span text:style-name="T4"><text:s/>The Sections address separate themes arising from the sequence of events between </text:span></text:p>
          </draw:text-box>
        </draw:frame>
        <draw:frame draw:style-name="gr1" draw:text-style-name="P2" draw:layer="layout" svg:width="16.393cm" svg:height="0.475cm" svg:x="2.2cm" svg:y="10.114cm">
          <draw:text-box>
            <text:p text:style-name="P1"><text:span text:style-name="T4">2001 and 2009. In each Section the Inquiry draws on the available evidence to provide </text:span></text:p>
          </draw:text-box>
        </draw:frame>
        <draw:frame draw:style-name="gr1" draw:text-style-name="P2" draw:layer="layout" svg:width="13.748cm" svg:height="0.475cm" svg:x="2.2cm" svg:y="10.679cm">
          <draw:text-box>
            <text:p text:style-name="P1"><text:span text:style-name="T4">an account of events, policy discussions and decision-making processes.</text:span></text:p>
          </draw:text-box>
        </draw:frame>
        <draw:frame draw:style-name="gr1" draw:text-style-name="P2" draw:layer="layout" svg:width="15.754cm" svg:height="0.475cm" svg:x="2.2cm" svg:y="11.593cm">
          <draw:text-box>
            <text:p text:style-name="P1"><text:span text:style-name="T3">4. </text:span><text:span text:style-name="T4"><text:s/>The Inquiry does not present all its conclusions in the same way. Different topics </text:span></text:p>
          </draw:text-box>
        </draw:frame>
        <draw:frame draw:style-name="gr1" draw:text-style-name="P2" draw:layer="layout" svg:width="15.648cm" svg:height="0.475cm" svg:x="2.2cm" svg:y="12.158cm">
          <draw:text-box>
            <text:p text:style-name="P1"><text:span text:style-name="T4">benefited from different approaches. In the Sections covering the period before the </text:span></text:p>
          </draw:text-box>
        </draw:frame>
        <draw:frame draw:style-name="gr1" draw:text-style-name="P2" draw:layer="layout" svg:width="15.907cm" svg:height="0.475cm" svg:x="2.2cm" svg:y="12.722cm">
          <draw:text-box>
            <text:p text:style-name="P1"><text:span text:style-name="T4">invasion, conclusions are placed alongside the main evidence in a single Section. In </text:span></text:p>
          </draw:text-box>
        </draw:frame>
        <draw:frame draw:style-name="gr1" draw:text-style-name="P2" draw:layer="layout" svg:width="15.754cm" svg:height="0.475cm" svg:x="2.2cm" svg:y="13.287cm">
          <draw:text-box>
            <text:p text:style-name="P1"><text:span text:style-name="T4">the majority of post-invasion material, the conclusions appear in separate analytical </text:span></text:p>
          </draw:text-box>
        </draw:frame>
        <draw:frame draw:style-name="gr1" draw:text-style-name="P2" draw:layer="layout" svg:width="1.75cm" svg:height="0.475cm" svg:x="2.2cm" svg:y="13.851cm">
          <draw:text-box>
            <text:p text:style-name="P1"><text:span text:style-name="T4">Sections.</text:span></text:p>
          </draw:text-box>
        </draw:frame>
        <draw:frame draw:style-name="gr2" draw:text-style-name="P3" draw:layer="layout" svg:width="4.218cm" svg:height="0.628cm" svg:x="2.2cm" svg:y="14.879cm">
          <draw:text-box>
            <text:p text:style-name="P1"><text:span text:style-name="T2">Use of bold text</text:span></text:p>
          </draw:text-box>
        </draw:frame>
        <draw:frame draw:style-name="gr1" draw:text-style-name="P2" draw:layer="layout" svg:width="15.318cm" svg:height="0.475cm" svg:x="2.2cm" svg:y="15.771cm">
          <draw:text-box>
            <text:p text:style-name="P1"><text:span text:style-name="T3">5. </text:span><text:span text:style-name="T4"><text:s/>Bold text is used in the pre-invasion Sections of the Report to highlight Inquiry </text:span></text:p>
          </draw:text-box>
        </draw:frame>
        <draw:frame draw:style-name="gr1" draw:text-style-name="P2" draw:layer="layout" svg:width="16.372cm" svg:height="0.475cm" svg:x="2.2cm" svg:y="16.336cm">
          <draw:text-box>
            <text:p text:style-name="P1"><text:span text:style-name="T4">comment and analysis, and to signpost or summarise key events. Bold text is not used </text:span></text:p>
          </draw:text-box>
        </draw:frame>
        <draw:frame draw:style-name="gr1" draw:text-style-name="P2" draw:layer="layout" svg:width="15.996cm" svg:height="0.475cm" svg:x="2.2cm" svg:y="16.9cm">
          <draw:text-box>
            <text:p text:style-name="P1"><text:span text:style-name="T4">in post-invasion Sections. Throughout the Report, bold text is retained in quotes as it </text:span></text:p>
          </draw:text-box>
        </draw:frame>
        <draw:frame draw:style-name="gr1" draw:text-style-name="P2" draw:layer="layout" svg:width="4.566cm" svg:height="0.475cm" svg:x="2.2cm" svg:y="17.464cm">
          <draw:text-box>
            <text:p text:style-name="P1"><text:span text:style-name="T4">appeared in the original.</text:span></text:p>
          </draw:text-box>
        </draw:frame>
        <draw:frame draw:style-name="gr2" draw:text-style-name="P3" draw:layer="layout" svg:width="4.849cm" svg:height="0.628cm" svg:x="2.2cm" svg:y="18.492cm">
          <draw:text-box>
            <text:p text:style-name="P1"><text:span text:style-name="T2">Cross-referencing</text:span></text:p>
          </draw:text-box>
        </draw:frame>
        <draw:frame draw:style-name="gr1" draw:text-style-name="P2" draw:layer="layout" svg:width="16.207cm" svg:height="0.475cm" svg:x="2.2cm" svg:y="19.384cm">
          <draw:text-box>
            <text:p text:style-name="P1"><text:span text:style-name="T3">6. </text:span><text:span text:style-name="T4"><text:s/>Cross-references to other Sections are used where an issue or event referred to in </text:span></text:p>
          </draw:text-box>
        </draw:frame>
        <draw:frame draw:style-name="gr1" draw:text-style-name="P2" draw:layer="layout" svg:width="9.616cm" svg:height="0.475cm" svg:x="2.2cm" svg:y="19.949cm">
          <draw:text-box>
            <text:p text:style-name="P1"><text:span text:style-name="T4">one Section is addressed in more detail elsewhere.</text:span></text:p>
          </draw:text-box>
        </draw:frame>
        <draw:frame draw:style-name="gr2" draw:text-style-name="P3" draw:layer="layout" svg:width="4.904cm" svg:height="0.628cm" svg:x="2.2cm" svg:y="20.977cm">
          <draw:text-box>
            <text:p text:style-name="P1"><text:span text:style-name="T2">Duplication of text</text:span></text:p>
          </draw:text-box>
        </draw:frame>
        <draw:frame draw:style-name="gr1" draw:text-style-name="P2" draw:layer="layout" svg:width="16.69cm" svg:height="0.475cm" svg:x="2.2cm" svg:y="21.869cm">
          <draw:text-box>
            <text:p text:style-name="P1"><text:span text:style-name="T3">7. </text:span><text:span text:style-name="T4"><text:s/>Identical, or very similar, material can appear in two or more Sections where that aids </text:span></text:p>
          </draw:text-box>
        </draw:frame>
        <draw:frame draw:style-name="gr1" draw:text-style-name="P2" draw:layer="layout" svg:width="12.969cm" svg:height="0.475cm" svg:x="2.2cm" svg:y="22.433cm">
          <draw:text-box>
            <text:p text:style-name="P1"><text:span text:style-name="T4">comprehension or is necessary for an accurate description of events.</text:span></text:p>
          </draw:text-box>
        </draw:frame>
        <draw:frame draw:style-name="gr2" draw:text-style-name="P3" draw:layer="layout" svg:width="4.286cm" svg:height="0.628cm" svg:x="2.2cm" svg:y="23.461cm">
          <draw:text-box>
            <text:p text:style-name="P1"><text:span text:style-name="T2">Use of evidence</text:span></text:p>
          </draw:text-box>
        </draw:frame>
        <draw:frame draw:style-name="gr1" draw:text-style-name="P2" draw:layer="layout" svg:width="13.807cm" svg:height="0.475cm" svg:x="2.2cm" svg:y="24.353cm">
          <draw:text-box>
            <text:p text:style-name="P1"><text:span text:style-name="T3">8. </text:span><text:span text:style-name="T4"><text:s/>The Report draws on material from a wide range of sources, including:</text:span></text:p>
          </draw:text-box>
        </draw:frame>
        <draw:frame draw:style-name="gr3" draw:text-style-name="P4" draw:layer="layout" svg:width="0.634cm" svg:height="0.712cm" svg:x="2.95cm" svg:y="25.112cm">
          <draw:text-box>
            <text:p text:style-name="P1"><text:span text:style-name="T5">• </text:span></text:p>
          </draw:text-box>
        </draw:frame>
        <draw:frame draw:style-name="gr1" draw:text-style-name="P2" draw:layer="layout" svg:width="5.361cm" svg:height="0.475cm" svg:x="3.7cm" svg:y="25.268cm">
          <draw:text-box>
            <text:p text:style-name="P1"><text:span text:style-name="T4">UK Government documents;</text:span></text:p>
          </draw:text-box>
        </draw:frame>
        <draw:frame draw:style-name="gr3" draw:text-style-name="P4" draw:layer="layout" svg:width="0.634cm" svg:height="0.712cm" svg:x="2.95cm" svg:y="25.776cm">
          <draw:text-box>
            <text:p text:style-name="P1"><text:span text:style-name="T5">• </text:span></text:p>
          </draw:text-box>
        </draw:frame>
        <draw:frame draw:style-name="gr1" draw:text-style-name="P2" draw:layer="layout" svg:width="10.149cm" svg:height="0.475cm" svg:x="3.7cm" svg:y="25.932cm">
          <draw:text-box>
            <text:p text:style-name="P1"><text:span text:style-name="T4">transcripts of the Inquiry’s public and private hearings;</text:span></text:p>
          </draw:text-box>
        </draw:frame>
        <draw:frame draw:style-name="gr3" draw:text-style-name="P4" draw:layer="layout" svg:width="0.634cm" svg:height="0.712cm" svg:x="2.95cm" svg:y="26.44cm">
          <draw:text-box>
            <text:p text:style-name="P1"><text:span text:style-name="T5">• </text:span></text:p>
          </draw:text-box>
        </draw:frame>
        <draw:frame draw:style-name="gr1" draw:text-style-name="P2" draw:layer="layout" svg:width="6.399cm" svg:height="0.475cm" svg:x="3.7cm" svg:y="26.597cm">
          <draw:text-box>
            <text:p text:style-name="P1"><text:span text:style-name="T4">written submissions to the Inquiry;</text:span></text:p>
          </draw:text-box>
        </draw:frame>
        <draw:frame draw:style-name="gr3" draw:text-style-name="P4" draw:layer="layout" svg:width="2.749cm" svg:height="0.712cm" svg:x="9.124cm" svg:y="2.488cm">
          <draw:text-box>
            <text:p text:style-name="P1"><text:span text:style-name="T6">ANNEX 5</text:span></text:p>
          </draw:text-box>
        </draw:frame>
        <draw:frame draw:style-name="gr3" draw:text-style-name="P4" draw:layer="layout" svg:width="13.726cm" svg:height="0.712cm" svg:x="3.633cm" svg:y="4.064cm">
          <draw:text-box>
            <text:p text:style-name="P1"><text:span text:style-name="T6">HOW TO READ AND NAVIGATE THE REPORT</text:span></text:p>
          </draw:text-box>
        </draw:frame>
      </draw:page>
      <draw:page draw:name="page2" draw:style-name="dp1" draw:master-page-name="master-page30">
        <draw:frame draw:style-name="gr4" draw:text-style-name="P5" draw:layer="layout" svg:width="4.587cm" svg:height="0.395cm" svg:x="2.2cm" svg:y="1.138cm">
          <draw:text-box>
            <text:p text:style-name="P1"><text:span text:style-name="T7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6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5">• </text:span></text:p>
          </draw:text-box>
        </draw:frame>
        <draw:frame draw:style-name="gr1" draw:text-style-name="P2" draw:layer="layout" svg:width="4.269cm" svg:height="0.475cm" svg:x="3.7cm" svg:y="2.525cm">
          <draw:text-box>
            <text:p text:style-name="P1"><text:span text:style-name="T4">Parliamentary records;</text:span></text:p>
          </draw:text-box>
        </draw:frame>
        <draw:frame draw:style-name="gr3" draw:text-style-name="P4" draw:layer="layout" svg:width="0.634cm" svg:height="0.712cm" svg:x="2.95cm" svg:y="3.033cm">
          <draw:text-box>
            <text:p text:style-name="P1"><text:span text:style-name="T5">• </text:span></text:p>
          </draw:text-box>
        </draw:frame>
        <draw:frame draw:style-name="gr1" draw:text-style-name="P2" draw:layer="layout" svg:width="14.488cm" svg:height="0.475cm" svg:x="3.7cm" svg:y="3.19cm">
          <draw:text-box>
            <text:p text:style-name="P1"><text:span text:style-name="T4">documents published by the US Government and international organisations;</text:span></text:p>
          </draw:text-box>
        </draw:frame>
        <draw:frame draw:style-name="gr3" draw:text-style-name="P4" draw:layer="layout" svg:width="0.634cm" svg:height="0.712cm" svg:x="2.95cm" svg:y="3.698cm">
          <draw:text-box>
            <text:p text:style-name="P1"><text:span text:style-name="T5">• </text:span></text:p>
          </draw:text-box>
        </draw:frame>
        <draw:frame draw:style-name="gr1" draw:text-style-name="P2" draw:layer="layout" svg:width="5.878cm" svg:height="0.475cm" svg:x="3.7cm" svg:y="3.854cm">
          <draw:text-box>
            <text:p text:style-name="P1"><text:span text:style-name="T4">published memoirs and diaries;</text:span></text:p>
          </draw:text-box>
        </draw:frame>
        <draw:frame draw:style-name="gr3" draw:text-style-name="P4" draw:layer="layout" svg:width="0.634cm" svg:height="0.712cm" svg:x="2.95cm" svg:y="4.362cm">
          <draw:text-box>
            <text:p text:style-name="P1"><text:span text:style-name="T5">• </text:span></text:p>
          </draw:text-box>
        </draw:frame>
        <draw:frame draw:style-name="gr1" draw:text-style-name="P2" draw:layer="layout" svg:width="13.676cm" svg:height="0.475cm" svg:x="3.7cm" svg:y="4.518cm">
          <draw:text-box>
            <text:p text:style-name="P1"><text:span text:style-name="T4">academic papers, including papers produced to inform the two seminars </text:span></text:p>
          </draw:text-box>
        </draw:frame>
        <draw:frame draw:style-name="gr1" draw:text-style-name="P2" draw:layer="layout" svg:width="4.659cm" svg:height="0.475cm" svg:x="3.7cm" svg:y="5.083cm">
          <draw:text-box>
            <text:p text:style-name="P1"><text:span text:style-name="T4">organised by the Inquiry;</text:span></text:p>
          </draw:text-box>
        </draw:frame>
        <draw:frame draw:style-name="gr3" draw:text-style-name="P4" draw:layer="layout" svg:width="0.634cm" svg:height="0.712cm" svg:x="2.95cm" svg:y="5.591cm">
          <draw:text-box>
            <text:p text:style-name="P1"><text:span text:style-name="T5">• </text:span></text:p>
          </draw:text-box>
        </draw:frame>
        <draw:frame draw:style-name="gr1" draw:text-style-name="P2" draw:layer="layout" svg:width="14.002cm" svg:height="0.475cm" svg:x="3.7cm" svg:y="5.747cm">
          <draw:text-box>
            <text:p text:style-name="P1"><text:span text:style-name="T4">meetings in the UK with Service Personnel and their families, and with UK </text:span></text:p>
          </draw:text-box>
        </draw:frame>
        <draw:frame draw:style-name="gr1" draw:text-style-name="P2" draw:layer="layout" svg:width="6.115cm" svg:height="0.475cm" svg:x="3.7cm" svg:y="6.312cm">
          <draw:text-box>
            <text:p text:style-name="P1"><text:span text:style-name="T4">civilians who worked in Iraq; and</text:span></text:p>
          </draw:text-box>
        </draw:frame>
        <draw:frame draw:style-name="gr3" draw:text-style-name="P4" draw:layer="layout" svg:width="0.634cm" svg:height="0.712cm" svg:x="2.95cm" svg:y="6.82cm">
          <draw:text-box>
            <text:p text:style-name="P1"><text:span text:style-name="T5">• </text:span></text:p>
          </draw:text-box>
        </draw:frame>
        <draw:frame draw:style-name="gr1" draw:text-style-name="P2" draw:layer="layout" svg:width="14.869cm" svg:height="0.475cm" svg:x="3.7cm" svg:y="6.976cm">
          <draw:text-box>
            <text:p text:style-name="P1"><text:span text:style-name="T4">views heard during visits to Iraq, the US and France by members of the Inquiry.</text:span></text:p>
          </draw:text-box>
        </draw:frame>
        <draw:frame draw:style-name="gr1" draw:text-style-name="P2" draw:layer="layout" svg:width="15.623cm" svg:height="0.475cm" svg:x="2.2cm" svg:y="7.891cm">
          <draw:text-box>
            <text:p text:style-name="P1"><text:span text:style-name="T3">9. </text:span><text:span text:style-name="T4"><text:s/>The Inquiry presents that material in the form of gists, which summarise the key </text:span></text:p>
          </draw:text-box>
        </draw:frame>
        <draw:frame draw:style-name="gr1" draw:text-style-name="P2" draw:layer="layout" svg:width="16.055cm" svg:height="0.475cm" svg:x="2.2cm" svg:y="8.455cm">
          <draw:text-box>
            <text:p text:style-name="P1"><text:span text:style-name="T4">points of a document or part of a document, and quotes. The source of each gist and </text:span></text:p>
          </draw:text-box>
        </draw:frame>
        <draw:frame draw:style-name="gr1" draw:text-style-name="P2" draw:layer="layout" svg:width="5.209cm" svg:height="0.475cm" svg:x="2.2cm" svg:y="9.02cm">
          <draw:text-box>
            <text:p text:style-name="P1"><text:span text:style-name="T4">quote is given in a footnote.</text:span></text:p>
          </draw:text-box>
        </draw:frame>
        <draw:frame draw:style-name="gr1" draw:text-style-name="P2" draw:layer="layout" svg:width="16.685cm" svg:height="0.475cm" svg:x="2.2cm" svg:y="9.934cm">
          <draw:text-box>
            <text:p text:style-name="P1"><text:span text:style-name="T3">10. </text:span><text:span text:style-name="T4"><text:s/>The Report quotes extensively from the full range of sources. To aid comprehension </text:span></text:p>
          </draw:text-box>
        </draw:frame>
        <draw:frame draw:style-name="gr1" draw:text-style-name="P2" draw:layer="layout" svg:width="15.957cm" svg:height="0.475cm" svg:x="2.2cm" svg:y="10.498cm">
          <draw:text-box>
            <text:p text:style-name="P1"><text:span text:style-name="T4">the Inquiry has sought to standardise spellings, abbreviations and acronyms and the </text:span></text:p>
          </draw:text-box>
        </draw:frame>
        <draw:frame draw:style-name="gr1" draw:text-style-name="P2" draw:layer="layout" svg:width="15.953cm" svg:height="0.475cm" svg:x="2.2cm" svg:y="11.063cm">
          <draw:text-box>
            <text:p text:style-name="P1"><text:span text:style-name="T4">representation of numbers, dates and times within quotes. All bold and italic text and </text:span></text:p>
          </draw:text-box>
        </draw:frame>
        <draw:frame draw:style-name="gr1" draw:text-style-name="P2" draw:layer="layout" svg:width="13.642cm" svg:height="0.475cm" svg:x="2.2cm" svg:y="11.627cm">
          <draw:text-box>
            <text:p text:style-name="P1"><text:span text:style-name="T4">underlining appearing within a quote has been retained from the original.</text:span></text:p>
          </draw:text-box>
        </draw:frame>
        <draw:frame draw:style-name="gr1" draw:text-style-name="P2" draw:layer="layout" svg:width="16.495cm" svg:height="0.475cm" svg:x="2.2cm" svg:y="12.542cm">
          <draw:text-box>
            <text:p text:style-name="P1"><text:span text:style-name="T3">11. </text:span><text:span text:style-name="T4"><text:s/>Where the meaning of a quote is uncertain or ambiguous, explanatory material has </text:span></text:p>
          </draw:text-box>
        </draw:frame>
        <draw:frame draw:style-name="gr1" draw:text-style-name="P2" draw:layer="layout" svg:width="5.963cm" svg:height="0.475cm" svg:x="2.2cm" svg:y="13.106cm">
          <draw:text-box>
            <text:p text:style-name="P1"><text:span text:style-name="T4">been added in square brackets.</text:span></text:p>
          </draw:text-box>
        </draw:frame>
        <draw:frame draw:style-name="gr1" draw:text-style-name="P2" draw:layer="layout" svg:width="16.681cm" svg:height="0.475cm" svg:x="2.2cm" svg:y="14.021cm">
          <draw:text-box>
            <text:p text:style-name="P1"><text:span text:style-name="T3">12. </text:span><text:span text:style-name="T4"><text:s/>US spellings are used for all US job titles and for US and international organisations </text:span></text:p>
          </draw:text-box>
        </draw:frame>
        <draw:frame draw:style-name="gr1" draw:text-style-name="P2" draw:layer="layout" svg:width="15.399cm" svg:height="0.475cm" svg:x="2.2cm" svg:y="14.585cm">
          <draw:text-box>
            <text:p text:style-name="P1"><text:span text:style-name="T4">using US spellings in their names, and are retained in all quotes from US sources.</text:span></text:p>
          </draw:text-box>
        </draw:frame>
        <draw:frame draw:style-name="gr2" draw:text-style-name="P3" draw:layer="layout" svg:width="9.718cm" svg:height="0.628cm" svg:x="2.2cm" svg:y="15.613cm">
          <draw:text-box>
            <text:p text:style-name="P1"><text:span text:style-name="T2">Documents published by the Inquiry</text:span></text:p>
          </draw:text-box>
        </draw:frame>
        <draw:frame draw:style-name="gr1" draw:text-style-name="P2" draw:layer="layout" svg:width="16.232cm" svg:height="0.475cm" svg:x="2.2cm" svg:y="16.505cm">
          <draw:text-box>
            <text:p text:style-name="P1"><text:span text:style-name="T3">13. </text:span><text:span text:style-name="T4"><text:s/>Whole documents and extracts declassified by the Government, transcripts of the </text:span></text:p>
          </draw:text-box>
        </draw:frame>
        <draw:frame draw:style-name="gr1" draw:text-style-name="P2" draw:layer="layout" svg:width="16.034cm" svg:height="0.475cm" svg:x="2.2cm" svg:y="17.07cm">
          <draw:text-box>
            <text:p text:style-name="P1"><text:span text:style-name="T4">Inquiry’s hearings and written submissions to the Inquiry are published on the Inquiry </text:span></text:p>
          </draw:text-box>
        </draw:frame>
        <draw:frame draw:style-name="gr1" draw:text-style-name="P2" draw:layer="layout" svg:width="7.923cm" svg:height="0.475cm" svg:x="2.2cm" svg:y="17.634cm">
          <draw:text-box>
            <text:p text:style-name="P1"><text:span text:style-name="T4">website, with redactions where necessary.</text:span></text:p>
          </draw:text-box>
        </draw:frame>
        <draw:frame draw:style-name="gr1" draw:text-style-name="P2" draw:layer="layout" svg:width="16.169cm" svg:height="0.475cm" svg:x="2.2cm" svg:y="18.548cm">
          <draw:text-box>
            <text:p text:style-name="P1"><text:span text:style-name="T3">14. </text:span><text:span text:style-name="T4"><text:s/>Where the Government has declassified a gist or quote from a document, but not </text:span></text:p>
          </draw:text-box>
        </draw:frame>
        <draw:frame draw:style-name="gr1" draw:text-style-name="P2" draw:layer="layout" svg:width="15.877cm" svg:height="0.475cm" svg:x="2.2cm" svg:y="19.113cm">
          <draw:text-box>
            <text:p text:style-name="P1"><text:span text:style-name="T4">the whole document or an extract from it, there is no further material available to the </text:span></text:p>
          </draw:text-box>
        </draw:frame>
        <draw:frame draw:style-name="gr1" draw:text-style-name="P2" draw:layer="layout" svg:width="8.587cm" svg:height="0.475cm" svg:x="2.2cm" svg:y="19.677cm">
          <draw:text-box>
            <text:p text:style-name="P1"><text:span text:style-name="T4">reader beyond the gist or quote in the Report.</text:span></text:p>
          </draw:text-box>
        </draw:frame>
        <draw:frame draw:style-name="gr1" draw:text-style-name="P2" draw:layer="layout" svg:width="15.966cm" svg:height="0.475cm" svg:x="2.2cm" svg:y="20.592cm">
          <draw:text-box>
            <text:p text:style-name="P1"><text:span text:style-name="T3">15. </text:span><text:span text:style-name="T4"><text:s/>In the online version of the Report, hyperlinks in the footnotes take the reader to </text:span></text:p>
          </draw:text-box>
        </draw:frame>
        <draw:frame draw:style-name="gr1" draw:text-style-name="P2" draw:layer="layout" svg:width="8.392cm" svg:height="0.475cm" svg:x="2.2cm" svg:y="21.156cm">
          <draw:text-box>
            <text:p text:style-name="P1"><text:span text:style-name="T4">documents published on the Inquiry website.</text:span></text:p>
          </draw:text-box>
        </draw:frame>
        <draw:frame draw:style-name="gr1" draw:text-style-name="P2" draw:layer="layout" svg:width="16.503cm" svg:height="0.475cm" svg:x="2.2cm" svg:y="22.071cm">
          <draw:text-box>
            <text:p text:style-name="P1"><text:span text:style-name="T3">16. </text:span><text:span text:style-name="T4"><text:s/>The footnotes in the printed version of the Report do not distinguish between those </text:span></text:p>
          </draw:text-box>
        </draw:frame>
        <draw:frame draw:style-name="gr1" draw:text-style-name="P2" draw:layer="layout" svg:width="16.647cm" svg:height="0.475cm" svg:x="2.2cm" svg:y="22.635cm">
          <draw:text-box>
            <text:p text:style-name="P1"><text:span text:style-name="T4">documents which have been published on the Inquiry website and those which have not.</text:span></text:p>
          </draw:text-box>
        </draw:frame>
        <draw:frame draw:style-name="gr1" draw:text-style-name="P2" draw:layer="layout" svg:width="12.355cm" svg:height="0.475cm" svg:x="2.2cm" svg:y="23.55cm">
          <draw:text-box>
            <text:p text:style-name="P1"><text:span text:style-name="T3">17. </text:span><text:span text:style-name="T4"><text:s/>The Report does not include links to other published sources.</text:span></text:p>
          </draw:text-box>
        </draw:frame>
        <draw:frame draw:style-name="gr1" draw:text-style-name="P2" draw:layer="layout" svg:width="16.461cm" svg:height="0.475cm" svg:x="2.2cm" svg:y="24.464cm">
          <draw:text-box>
            <text:p text:style-name="P1"><text:span text:style-name="T3">18. </text:span><text:span text:style-name="T4"><text:s/>The legibility of a small number of government documents published on the Inquiry </text:span></text:p>
          </draw:text-box>
        </draw:frame>
        <draw:frame draw:style-name="gr1" draw:text-style-name="P2" draw:layer="layout" svg:width="15.67cm" svg:height="0.475cm" svg:x="2.2cm" svg:y="25.028cm">
          <draw:text-box>
            <text:p text:style-name="P1"><text:span text:style-name="T4">website is poor. In each case, the Inquiry has published the clearest copy available.</text:span></text:p>
          </draw:text-box>
        </draw:frame>
      </draw:page>
      <draw:page draw:name="page3" draw:style-name="dp1" draw:master-page-name="master-page30">
        <draw:frame draw:style-name="gr4" draw:text-style-name="P5" draw:layer="layout" svg:width="7.503cm" svg:height="0.395cm" svg:x="11.295cm" svg:y="1.138cm">
          <draw:text-box>
            <text:p text:style-name="P1"><text:span text:style-name="T7">Annex 5 <text:s/>| <text:s/>How to read and navigate the Repor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7</text:span></text:p>
          </draw:text-box>
        </draw:frame>
        <draw:frame draw:style-name="gr2" draw:text-style-name="P3" draw:layer="layout" svg:width="5.099cm" svg:height="0.628cm" svg:x="2.2cm" svg:y="2.5cm">
          <draw:text-box>
            <text:p text:style-name="P1"><text:span text:style-name="T2">Redacted evidence</text:span></text:p>
          </draw:text-box>
        </draw:frame>
        <draw:frame draw:style-name="gr1" draw:text-style-name="P2" draw:layer="layout" svg:width="15.847cm" svg:height="0.475cm" svg:x="2.2cm" svg:y="3.392cm">
          <draw:text-box>
            <text:p text:style-name="P1"><text:span text:style-name="T3">19. </text:span><text:span text:style-name="T4"><text:s/>The Government has required redactions to certain documents under the terms </text:span></text:p>
          </draw:text-box>
        </draw:frame>
        <draw:frame draw:style-name="gr1" draw:text-style-name="P2" draw:layer="layout" svg:width="15.419cm" svg:height="0.475cm" svg:x="2.2cm" svg:y="3.957cm">
          <draw:text-box>
            <text:p text:style-name="P1"><text:span text:style-name="T4">of the </text:span><text:span text:style-name="T8">Protocol between the Iraq Inquiry and Her Majesty’s Government regarding </text:span></text:p>
          </draw:text-box>
        </draw:frame>
        <draw:frame draw:style-name="gr1" draw:text-style-name="P2" draw:layer="layout" svg:width="15.733cm" svg:height="0.475cm" svg:x="2.2cm" svg:y="4.521cm">
          <draw:text-box>
            <text:p text:style-name="P1"><text:span text:style-name="T8">Documents and Other Written and Electronic Information. </text:span><text:span text:style-name="T4">Those redactions appear </text:span></text:p>
          </draw:text-box>
        </draw:frame>
        <draw:frame draw:style-name="gr1" draw:text-style-name="P2" draw:layer="layout" svg:width="2.716cm" svg:height="0.475cm" svg:x="2.2cm" svg:y="5.086cm">
          <draw:text-box>
            <text:p text:style-name="P1"><text:span text:style-name="T4">in three forms:</text:span></text:p>
          </draw:text-box>
        </draw:frame>
        <draw:frame draw:style-name="gr3" draw:text-style-name="P4" draw:layer="layout" svg:width="0.634cm" svg:height="0.712cm" svg:x="2.95cm" svg:y="5.794cm">
          <draw:text-box>
            <text:p text:style-name="P1"><text:span text:style-name="T5">• </text:span></text:p>
          </draw:text-box>
        </draw:frame>
        <draw:frame draw:style-name="gr1" draw:text-style-name="P2" draw:layer="layout" svg:width="12.99cm" svg:height="0.475cm" svg:x="3.7cm" svg:y="5.95cm">
          <draw:text-box>
            <text:p text:style-name="P1"><text:span text:style-name="T4">as thick black lines in the transcripts of oral evidence given in private;</text:span></text:p>
          </draw:text-box>
        </draw:frame>
        <draw:frame draw:style-name="gr3" draw:text-style-name="P4" draw:layer="layout" svg:width="0.634cm" svg:height="0.712cm" svg:x="2.95cm" svg:y="6.458cm">
          <draw:text-box>
            <text:p text:style-name="P1"><text:span text:style-name="T5">• </text:span></text:p>
          </draw:text-box>
        </draw:frame>
        <draw:frame draw:style-name="gr1" draw:text-style-name="P2" draw:layer="layout" svg:width="13.379cm" svg:height="0.475cm" svg:x="3.7cm" svg:y="6.614cm">
          <draw:text-box>
            <text:p text:style-name="P1"><text:span text:style-name="T4">as blank white space in whole documents published by the Inquiry; and</text:span></text:p>
          </draw:text-box>
        </draw:frame>
        <draw:frame draw:style-name="gr3" draw:text-style-name="P4" draw:layer="layout" svg:width="0.634cm" svg:height="0.712cm" svg:x="2.95cm" svg:y="7.123cm">
          <draw:text-box>
            <text:p text:style-name="P1"><text:span text:style-name="T5">• </text:span></text:p>
          </draw:text-box>
        </draw:frame>
        <draw:frame draw:style-name="gr1" draw:text-style-name="P2" draw:layer="layout" svg:width="10.09cm" svg:height="0.475cm" svg:x="3.7cm" svg:y="7.279cm">
          <draw:text-box>
            <text:p text:style-name="P1"><text:span text:style-name="T4">as an ellipsis (three dots) within quotations in the text.</text:span></text:p>
          </draw:text-box>
        </draw:frame>
        <draw:frame draw:style-name="gr5" draw:text-style-name="P6" draw:layer="layout" svg:width="0.246cm" svg:height="0.276cm" svg:x="13.748cm" svg:y="7.298cm">
          <draw:text-box>
            <text:p text:style-name="P1"><text:span text:style-name="T9">1</text:span></text:p>
          </draw:text-box>
        </draw:frame>
        <draw:frame draw:style-name="gr1" draw:text-style-name="P2" draw:layer="layout" svg:width="15.906cm" svg:height="0.475cm" svg:x="2.2cm" svg:y="8.193cm">
          <draw:text-box>
            <text:p text:style-name="P1"><text:span text:style-name="T3">20. </text:span><text:span text:style-name="T4"><text:s/>Certain categories of information have been withheld from publication under the </text:span></text:p>
          </draw:text-box>
        </draw:frame>
        <draw:frame draw:style-name="gr1" draw:text-style-name="P2" draw:layer="layout" svg:width="13.523cm" svg:height="0.475cm" svg:x="2.2cm" svg:y="8.758cm">
          <draw:text-box>
            <text:p text:style-name="P1"><text:span text:style-name="T4">terms of the Protocols agreed between the Inquiry and the Government:</text:span></text:p>
          </draw:text-box>
        </draw:frame>
        <draw:frame draw:style-name="gr3" draw:text-style-name="P4" draw:layer="layout" svg:width="0.634cm" svg:height="0.712cm" svg:x="2.95cm" svg:y="9.466cm">
          <draw:text-box>
            <text:p text:style-name="P1"><text:span text:style-name="T5">• </text:span></text:p>
          </draw:text-box>
        </draw:frame>
        <draw:frame draw:style-name="gr1" draw:text-style-name="P2" draw:layer="layout" svg:width="12.461cm" svg:height="0.475cm" svg:x="3.7cm" svg:y="9.622cm">
          <draw:text-box>
            <text:p text:style-name="P1"><text:span text:style-name="T4">views expressed by President Bush in conversations with Mr Blair;</text:span></text:p>
          </draw:text-box>
        </draw:frame>
        <draw:frame draw:style-name="gr3" draw:text-style-name="P4" draw:layer="layout" svg:width="0.634cm" svg:height="0.712cm" svg:x="2.95cm" svg:y="10.13cm">
          <draw:text-box>
            <text:p text:style-name="P1"><text:span text:style-name="T5">• </text:span></text:p>
          </draw:text-box>
        </draw:frame>
        <draw:frame draw:style-name="gr1" draw:text-style-name="P2" draw:layer="layout" svg:width="8.24cm" svg:height="0.475cm" svg:x="3.7cm" svg:y="10.287cm">
          <draw:text-box>
            <text:p text:style-name="P1"><text:span text:style-name="T4">the reference numbers of JIC Assessments;</text:span></text:p>
          </draw:text-box>
        </draw:frame>
        <draw:frame draw:style-name="gr3" draw:text-style-name="P4" draw:layer="layout" svg:width="0.634cm" svg:height="0.712cm" svg:x="2.95cm" svg:y="10.795cm">
          <draw:text-box>
            <text:p text:style-name="P1"><text:span text:style-name="T5">• </text:span></text:p>
          </draw:text-box>
        </draw:frame>
        <draw:frame draw:style-name="gr1" draw:text-style-name="P2" draw:layer="layout" svg:width="14.29cm" svg:height="0.475cm" svg:x="3.7cm" svg:y="10.951cm">
          <draw:text-box>
            <text:p text:style-name="P1"><text:span text:style-name="T4">the names of SIS officers (other than C), who are identified in the Report as </text:span></text:p>
          </draw:text-box>
        </draw:frame>
        <draw:frame draw:style-name="gr1" draw:text-style-name="P2" draw:layer="layout" svg:width="2.796cm" svg:height="0.475cm" svg:x="3.7cm" svg:y="11.516cm">
          <draw:text-box>
            <text:p text:style-name="P1"><text:span text:style-name="T4">SIS1 to SIS10;</text:span></text:p>
          </draw:text-box>
        </draw:frame>
        <draw:frame draw:style-name="gr3" draw:text-style-name="P4" draw:layer="layout" svg:width="0.634cm" svg:height="0.712cm" svg:x="2.95cm" svg:y="12.024cm">
          <draw:text-box>
            <text:p text:style-name="P1"><text:span text:style-name="T5">• </text:span></text:p>
          </draw:text-box>
        </draw:frame>
        <draw:frame draw:style-name="gr1" draw:text-style-name="P2" draw:layer="layout" svg:width="13.583cm" svg:height="0.475cm" svg:x="3.7cm" svg:y="12.18cm">
          <draw:text-box>
            <text:p text:style-name="P1"><text:span text:style-name="T4">certain material on the activities of UK Special Forces and the names of </text:span></text:p>
          </draw:text-box>
        </draw:frame>
        <draw:frame draw:style-name="gr1" draw:text-style-name="P2" draw:layer="layout" svg:width="14.095cm" svg:height="0.475cm" svg:x="3.7cm" svg:y="12.744cm">
          <draw:text-box>
            <text:p text:style-name="P1"><text:span text:style-name="T4">successive Directors of Special Forces, who are identified in the Report as </text:span></text:p>
          </draw:text-box>
        </draw:frame>
        <draw:frame draw:style-name="gr1" draw:text-style-name="P2" draw:layer="layout" svg:width="3.71cm" svg:height="0.475cm" svg:x="3.7cm" svg:y="13.309cm">
          <draw:text-box>
            <text:p text:style-name="P1"><text:span text:style-name="T4">DSF1 to DSF3; and</text:span></text:p>
          </draw:text-box>
        </draw:frame>
        <draw:frame draw:style-name="gr3" draw:text-style-name="P4" draw:layer="layout" svg:width="0.634cm" svg:height="0.712cm" svg:x="2.95cm" svg:y="13.817cm">
          <draw:text-box>
            <text:p text:style-name="P1"><text:span text:style-name="T5">• </text:span></text:p>
          </draw:text-box>
        </draw:frame>
        <draw:frame draw:style-name="gr1" draw:text-style-name="P2" draw:layer="layout" svg:width="15.242cm" svg:height="0.475cm" svg:x="3.7cm" svg:y="13.973cm">
          <draw:text-box>
            <text:p text:style-name="P1"><text:span text:style-name="T4">a small number of other identities and capabilities that require protection and are </text:span></text:p>
          </draw:text-box>
        </draw:frame>
        <draw:frame draw:style-name="gr1" draw:text-style-name="P2" draw:layer="layout" svg:width="5.84cm" svg:height="0.475cm" svg:x="3.7cm" svg:y="14.538cm">
          <draw:text-box>
            <text:p text:style-name="P1"><text:span text:style-name="T4">identified in the text by ciphers.</text:span></text:p>
          </draw:text-box>
        </draw:frame>
        <draw:frame draw:style-name="gr1" draw:text-style-name="P2" draw:layer="layout" svg:width="14.289cm" svg:height="0.475cm" svg:x="2.2cm" svg:y="15.452cm">
          <draw:text-box>
            <text:p text:style-name="P1"><text:span text:style-name="T3">21. </text:span><text:span text:style-name="T4"><text:s/>The Inquiry has received some evidence which it has agreed to publish </text:span></text:p>
          </draw:text-box>
        </draw:frame>
        <draw:frame draw:style-name="gr1" draw:text-style-name="P2" draw:layer="layout" svg:width="16.567cm" svg:height="0.475cm" svg:x="2.2cm" svg:y="16.017cm">
          <draw:text-box>
            <text:p text:style-name="P1"><text:span text:style-name="T4">anonymously in accordance with the criteria in paragraphs 4a and 4b of the </text:span><text:span text:style-name="T8">Protocol for </text:span></text:p>
          </draw:text-box>
        </draw:frame>
        <draw:frame draw:style-name="gr1" draw:text-style-name="P2" draw:layer="layout" svg:width="14.133cm" svg:height="0.475cm" svg:x="2.2cm" svg:y="16.581cm">
          <draw:text-box>
            <text:p text:style-name="P1"><text:span text:style-name="T8">hearing evidence by the Iraq Inquiry in public, and for identifying witnesses</text:span><text:span text:style-name="T4">.</text:span></text:p>
          </draw:text-box>
        </draw:frame>
        <draw:frame draw:style-name="gr2" draw:text-style-name="P3" draw:layer="layout" svg:width="6.686cm" svg:height="0.628cm" svg:x="2.2cm" svg:y="17.609cm">
          <draw:text-box>
            <text:p text:style-name="P1"><text:span text:style-name="T2">Unusual document types</text:span></text:p>
          </draw:text-box>
        </draw:frame>
        <draw:frame draw:style-name="gr1" draw:text-style-name="P2" draw:layer="layout" svg:width="16.533cm" svg:height="0.475cm" svg:x="2.2cm" svg:y="18.501cm">
          <draw:text-box>
            <text:p text:style-name="P1"><text:span text:style-name="T3">22. </text:span><text:span text:style-name="T4"><text:s/>The Inquiry has published and makes reference to a wide range of written material. </text:span></text:p>
          </draw:text-box>
        </draw:frame>
        <draw:frame draw:style-name="gr1" draw:text-style-name="P2" draw:layer="layout" svg:width="9.815cm" svg:height="0.475cm" svg:x="2.2cm" svg:y="19.066cm">
          <draw:text-box>
            <text:p text:style-name="P1"><text:span text:style-name="T4">Less familiar categories of official document include:</text:span></text:p>
          </draw:text-box>
        </draw:frame>
        <draw:frame draw:style-name="gr6" draw:text-style-name="P7" draw:layer="layout" svg:width="3.528cm" svg:height="0.556cm" svg:x="2.2cm" svg:y="20.187cm">
          <draw:text-box>
            <text:p text:style-name="P1"><text:span text:style-name="T10">FCO telegrams</text:span></text:p>
          </draw:text-box>
        </draw:frame>
        <draw:frame draw:style-name="gr1" draw:text-style-name="P2" draw:layer="layout" svg:width="16.52cm" svg:height="0.475cm" svg:x="2.2cm" svg:y="21.015cm">
          <draw:text-box>
            <text:p text:style-name="P1"><text:span text:style-name="T3">23. </text:span><text:span text:style-name="T4"><text:s/>Telegrams were electronically transmitted reports sent between the FCO in London </text:span></text:p>
          </draw:text-box>
        </draw:frame>
        <draw:frame draw:style-name="gr1" draw:text-style-name="P2" draw:layer="layout" svg:width="16.592cm" svg:height="0.475cm" svg:x="2.2cm" svg:y="21.579cm">
          <draw:text-box>
            <text:p text:style-name="P1"><text:span text:style-name="T4">and British Embassies, Missions and Consulates overseas. Very occasionally they were </text:span></text:p>
          </draw:text-box>
        </draw:frame>
        <draw:frame draw:style-name="gr1" draw:text-style-name="P2" draw:layer="layout" svg:width="15.619cm" svg:height="0.475cm" svg:x="2.2cm" svg:y="22.144cm">
          <draw:text-box>
            <text:p text:style-name="P1"><text:span text:style-name="T4">transmitted to or from other government departments and between overseas posts.</text:span></text:p>
          </draw:text-box>
        </draw:frame>
        <draw:frame draw:style-name="gr1" draw:text-style-name="P2" draw:layer="layout" svg:width="15.746cm" svg:height="0.475cm" svg:x="2.2cm" svg:y="23.058cm">
          <draw:text-box>
            <text:p text:style-name="P1"><text:span text:style-name="T3">24. </text:span><text:span text:style-name="T4"><text:s/>All telegrams from the FCO in London were attributed to the Foreign Secretary. </text:span></text:p>
          </draw:text-box>
        </draw:frame>
        <draw:frame draw:style-name="gr1" draw:text-style-name="P2" draw:layer="layout" svg:width="15.674cm" svg:height="0.475cm" svg:x="2.2cm" svg:y="23.623cm">
          <draw:text-box>
            <text:p text:style-name="P1"><text:span text:style-name="T4">The most important were seen by the Foreign Secretary in draft. All telegrams from </text:span></text:p>
          </draw:text-box>
        </draw:frame>
        <draw:frame draw:style-name="gr1" draw:text-style-name="P2" draw:layer="layout" svg:width="16.559cm" svg:height="0.475cm" svg:x="2.2cm" svg:y="24.187cm">
          <draw:text-box>
            <text:p text:style-name="P1"><text:span text:style-name="T4">posts were signed, and almost always seen in draft by, the Head or acting Head of Post.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0.496cm" svg:height="0.475cm" svg:x="2.2cm" svg:y="25.102cm">
          <draw:text-box>
            <text:p text:style-name="P1"><text:span text:style-name="T3">25. </text:span><text:span text:style-name="T4"><text:s/>All telegrams formed part of the FCO official record.</text:span></text:p>
          </draw:text-box>
        </draw:frame>
        <draw:frame draw:style-name="gr8" draw:text-style-name="P9" draw:layer="layout" svg:width="0.205cm" svg:height="0.23cm" svg:x="2.2cm" svg:y="26.373cm">
          <draw:text-box>
            <text:p text:style-name="P1"><text:span text:style-name="T11">1 </text:span></text:p>
          </draw:text-box>
        </draw:frame>
        <draw:frame draw:style-name="gr4" draw:text-style-name="P5" draw:layer="layout" svg:width="14.827cm" svg:height="0.395cm" svg:x="2.417cm" svg:y="26.357cm">
          <draw:text-box>
            <text:p text:style-name="P1"><text:span text:style-name="T12">Not all ellipses represent a redaction. Some represent text omitted by the Inquiry for reasons of </text:span></text:p>
          </draw:text-box>
        </draw:frame>
        <draw:frame draw:style-name="gr4" draw:text-style-name="P5" draw:layer="layout" svg:width="10.226cm" svg:height="0.395cm" svg:x="2.2cm" svg:y="26.781cm">
          <draw:text-box>
            <text:p text:style-name="P1"><text:span text:style-name="T12">relevance. All ellipses in square brackets represent redacted text. </text:span></text:p>
          </draw:text-box>
        </draw:frame>
      </draw:page>
      <draw:page draw:name="page4" draw:style-name="dp1" draw:master-page-name="master-page30">
        <draw:frame draw:style-name="gr4" draw:text-style-name="P5" draw:layer="layout" svg:width="4.587cm" svg:height="0.395cm" svg:x="2.2cm" svg:y="1.138cm">
          <draw:text-box>
            <text:p text:style-name="P1"><text:span text:style-name="T7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8</text:span></text:p>
          </draw:text-box>
        </draw:frame>
        <draw:frame draw:style-name="gr1" draw:text-style-name="P2" draw:layer="layout" svg:width="15.89cm" svg:height="0.475cm" svg:x="2.2cm" svg:y="2.525cm">
          <draw:text-box>
            <text:p text:style-name="P1"><text:span text:style-name="T3">26. </text:span><text:span text:style-name="T4"><text:s/>Telegrams to and from individual posts were numbered sequentially through the </text:span></text:p>
          </draw:text-box>
        </draw:frame>
        <draw:frame draw:style-name="gr1" draw:text-style-name="P2" draw:layer="layout" svg:width="9.883cm" svg:height="0.475cm" svg:x="2.2cm" svg:y="3.09cm">
          <draw:text-box>
            <text:p text:style-name="P1"><text:span text:style-name="T4">calendar year, starting with “TELNO 1” on 1 January.</text:span></text:p>
          </draw:text-box>
        </draw:frame>
        <draw:frame draw:style-name="gr1" draw:text-style-name="P2" draw:layer="layout" svg:width="15.458cm" svg:height="0.475cm" svg:x="2.2cm" svg:y="4.004cm">
          <draw:text-box>
            <text:p text:style-name="P1"><text:span text:style-name="T3">27. </text:span><text:span text:style-name="T4"><text:s/>All telegrams included a date time group using Greenwich Mean Time (GMT). </text:span></text:p>
          </draw:text-box>
        </draw:frame>
        <draw:frame draw:style-name="gr1" draw:text-style-name="P2" draw:layer="layout" svg:width="16.305cm" svg:height="0.475cm" svg:x="2.2cm" svg:y="4.568cm">
          <draw:text-box>
            <text:p text:style-name="P1"><text:span text:style-name="T4">A telegram from the British Embassy Washington sent on “170356Z JULY 03” refers to </text:span></text:p>
          </draw:text-box>
        </draw:frame>
        <draw:frame draw:style-name="gr1" draw:text-style-name="P2" draw:layer="layout" svg:width="16.084cm" svg:height="0.475cm" svg:x="2.2cm" svg:y="5.133cm">
          <draw:text-box>
            <text:p text:style-name="P1"><text:span text:style-name="T4">a telegram sent at 3.56am GMT on 17 July 2003 (11.56pm on 16 July in Washington; </text:span></text:p>
          </draw:text-box>
        </draw:frame>
        <draw:frame draw:style-name="gr1" draw:text-style-name="P2" draw:layer="layout" svg:width="5.725cm" svg:height="0.475cm" svg:x="2.2cm" svg:y="5.697cm">
          <draw:text-box>
            <text:p text:style-name="P1"><text:span text:style-name="T4">4.56am on 17 July in London).</text:span></text:p>
          </draw:text-box>
        </draw:frame>
        <draw:frame draw:style-name="gr1" draw:text-style-name="P2" draw:layer="layout" svg:width="15.826cm" svg:height="0.475cm" svg:x="2.2cm" svg:y="6.612cm">
          <draw:text-box>
            <text:p text:style-name="P1"><text:span text:style-name="T3">28. </text:span><text:span text:style-name="T4"><text:s/>A precedence marking signified the urgency of the telegram. “FLASH” indicated </text:span></text:p>
          </draw:text-box>
        </draw:frame>
        <draw:frame draw:style-name="gr1" draw:text-style-name="P2" draw:layer="layout" svg:width="15.361cm" svg:height="0.475cm" svg:x="2.2cm" svg:y="7.176cm">
          <draw:text-box>
            <text:p text:style-name="P1"><text:span text:style-name="T4">a telegram to be seen immediately by the recipient. A telegram marked “DESKBY </text:span></text:p>
          </draw:text-box>
        </draw:frame>
        <draw:frame draw:style-name="gr1" draw:text-style-name="P2" draw:layer="layout" svg:width="16.156cm" svg:height="0.475cm" svg:x="2.2cm" svg:y="7.741cm">
          <draw:text-box>
            <text:p text:style-name="P1"><text:span text:style-name="T4">170600Z” was to be available to the recipient at 6.00am GMT. The other designations </text:span></text:p>
          </draw:text-box>
        </draw:frame>
        <draw:frame draw:style-name="gr1" draw:text-style-name="P2" draw:layer="layout" svg:width="9.408cm" svg:height="0.475cm" svg:x="2.2cm" svg:y="8.305cm">
          <draw:text-box>
            <text:p text:style-name="P1"><text:span text:style-name="T4">were “IMMEDIATE”, “PRIORITY” and “ROUTINE”.</text:span></text:p>
          </draw:text-box>
        </draw:frame>
        <draw:frame draw:style-name="gr1" draw:text-style-name="P2" draw:layer="layout" svg:width="15.411cm" svg:height="0.475cm" svg:x="2.2cm" svg:y="9.22cm">
          <draw:text-box>
            <text:p text:style-name="P1"><text:span text:style-name="T3">29. </text:span><text:span text:style-name="T4"><text:s/>The FCO phased out telegrams during 2005. They were replaced by eGrams.</text:span></text:p>
          </draw:text-box>
        </draw:frame>
        <draw:frame draw:style-name="gr6" draw:text-style-name="P7" draw:layer="layout" svg:width="3.033cm" svg:height="0.556cm" svg:x="2.2cm" svg:y="10.341cm">
          <draw:text-box>
            <text:p text:style-name="P1"><text:span text:style-name="T10">FCO eGrams</text:span></text:p>
          </draw:text-box>
        </draw:frame>
        <draw:frame draw:style-name="gr1" draw:text-style-name="P2" draw:layer="layout" svg:width="16.169cm" svg:height="0.475cm" svg:x="2.2cm" svg:y="11.169cm">
          <draw:text-box>
            <text:p text:style-name="P1"><text:span text:style-name="T3">30. </text:span><text:span text:style-name="T4"><text:s/>The eGram, which replaced FCO telegrams during 2005, was used for significant </text:span></text:p>
          </draw:text-box>
        </draw:frame>
        <draw:frame draw:style-name="gr1" draw:text-style-name="P2" draw:layer="layout" svg:width="15.386cm" svg:height="0.475cm" svg:x="2.2cm" svg:y="11.733cm">
          <draw:text-box>
            <text:p text:style-name="P1"><text:span text:style-name="T4">communications and formed part of the FCO official record. It offered much of the </text:span></text:p>
          </draw:text-box>
        </draw:frame>
        <draw:frame draw:style-name="gr1" draw:text-style-name="P2" draw:layer="layout" svg:width="11.483cm" svg:height="0.475cm" svg:x="2.2cm" svg:y="12.298cm">
          <draw:text-box>
            <text:p text:style-name="P1"><text:span text:style-name="T4">flexibility of an email, including the ability to add attachments.</text:span></text:p>
          </draw:text-box>
        </draw:frame>
        <draw:frame draw:style-name="gr1" draw:text-style-name="P2" draw:layer="layout" svg:width="16.74cm" svg:height="0.475cm" svg:x="2.2cm" svg:y="13.212cm">
          <draw:text-box>
            <text:p text:style-name="P1"><text:span text:style-name="T3">31. </text:span><text:span text:style-name="T4"><text:s/>Unlike telegrams, each eGram was assigned a unique number in a single FCO-wide </text:span></text:p>
          </draw:text-box>
        </draw:frame>
        <draw:frame draw:style-name="gr1" draw:text-style-name="P2" draw:layer="layout" svg:width="16.195cm" svg:height="0.475cm" svg:x="2.2cm" svg:y="13.777cm">
          <draw:text-box>
            <text:p text:style-name="P1"><text:span text:style-name="T4">sequence starting at midnight GMT on 31 December. Paris eGram 127/06 to the FCO </text:span></text:p>
          </draw:text-box>
        </draw:frame>
        <draw:frame draw:style-name="gr1" draw:text-style-name="P2" draw:layer="layout" svg:width="16.288cm" svg:height="0.475cm" svg:x="2.2cm" svg:y="14.341cm">
          <draw:text-box>
            <text:p text:style-name="P1"><text:span text:style-name="T4">was not the 127th eGram from Paris, but the 127th eGram sent on the system in 2006.</text:span></text:p>
          </draw:text-box>
        </draw:frame>
        <draw:frame draw:style-name="gr6" draw:text-style-name="P7" draw:layer="layout" svg:width="3.533cm" svg:height="0.556cm" svg:x="2.2cm" svg:y="15.462cm">
          <draw:text-box>
            <text:p text:style-name="P1"><text:span text:style-name="T10">FCO teleletters</text:span></text:p>
          </draw:text-box>
        </draw:frame>
        <draw:frame draw:style-name="gr1" draw:text-style-name="P2" draw:layer="layout" svg:width="15.614cm" svg:height="0.475cm" svg:x="2.2cm" svg:y="16.291cm">
          <draw:text-box>
            <text:p text:style-name="P1"><text:span text:style-name="T3">32. </text:span><text:span text:style-name="T4"><text:s/>Letters between named individuals sent electronically using the FCO telegram </text:span></text:p>
          </draw:text-box>
        </draw:frame>
        <draw:frame draw:style-name="gr1" draw:text-style-name="P2" draw:layer="layout" svg:width="5.37cm" svg:height="0.475cm" svg:x="2.2cm" svg:y="16.855cm">
          <draw:text-box>
            <text:p text:style-name="P1"><text:span text:style-name="T4">system. Phased out in 2005.</text:span></text:p>
          </draw:text-box>
        </draw:frame>
        <draw:frame draw:style-name="gr6" draw:text-style-name="P7" draw:layer="layout" svg:width="3.063cm" svg:height="0.556cm" svg:x="2.2cm" svg:y="17.976cm">
          <draw:text-box>
            <text:p text:style-name="P1"><text:span text:style-name="T10">Valedictories</text:span></text:p>
          </draw:text-box>
        </draw:frame>
        <draw:frame draw:style-name="gr1" draw:text-style-name="P2" draw:layer="layout" svg:width="16.194cm" svg:height="0.475cm" svg:x="2.2cm" svg:y="18.805cm">
          <draw:text-box>
            <text:p text:style-name="P1"><text:span text:style-name="T3">33. </text:span><text:span text:style-name="T4"><text:s/>Reports from officials at the end of a tour of duty as the head of an overseas post.</text:span></text:p>
          </draw:text-box>
        </draw:frame>
        <draw:frame draw:style-name="gr6" draw:text-style-name="P7" draw:layer="layout" svg:width="4.21cm" svg:height="0.556cm" svg:x="2.2cm" svg:y="19.926cm">
          <draw:text-box>
            <text:p text:style-name="P1"><text:span text:style-name="T10">Hauldown reports</text:span></text:p>
          </draw:text-box>
        </draw:frame>
        <draw:frame draw:style-name="gr1" draw:text-style-name="P2" draw:layer="layout" svg:width="15.961cm" svg:height="0.475cm" svg:x="2.2cm" svg:y="20.754cm">
          <draw:text-box>
            <text:p text:style-name="P1"><text:span text:style-name="T3">34. </text:span><text:span text:style-name="T4"><text:s/>Valedictories sent by UK military commanders at the end of a tour of duty in Iraq.</text:span></text:p>
          </draw:text-box>
        </draw:frame>
        <draw:frame draw:style-name="gr6" draw:text-style-name="P7" draw:layer="layout" svg:width="5.687cm" svg:height="0.556cm" svg:x="2.2cm" svg:y="21.875cm">
          <draw:text-box>
            <text:p text:style-name="P1"><text:span text:style-name="T10">Private Secretary letters</text:span></text:p>
          </draw:text-box>
        </draw:frame>
        <draw:frame draw:style-name="gr1" draw:text-style-name="P2" draw:layer="layout" svg:width="14.742cm" svg:height="0.475cm" svg:x="2.2cm" svg:y="22.703cm">
          <draw:text-box>
            <text:p text:style-name="P1"><text:span text:style-name="T3">35. </text:span><text:span text:style-name="T4"><text:s/>Routine formal communication between government departments is often </text:span></text:p>
          </draw:text-box>
        </draw:frame>
        <draw:frame draw:style-name="gr1" draw:text-style-name="P2" draw:layer="layout" svg:width="16.347cm" svg:height="0.475cm" svg:x="2.2cm" svg:y="23.268cm">
          <draw:text-box>
            <text:p text:style-name="P1"><text:span text:style-name="T4">conducted by means of a letter from one Ministerial Private Secretary to another. Such </text:span></text:p>
          </draw:text-box>
        </draw:frame>
        <draw:frame draw:style-name="gr1" draw:text-style-name="P2" draw:layer="layout" svg:width="16.389cm" svg:height="0.475cm" svg:x="2.2cm" svg:y="23.832cm">
          <draw:text-box>
            <text:p text:style-name="P1"><text:span text:style-name="T4">letters should be interpreted as reflecting the views of the Minister, not of the signatory. </text:span></text:p>
          </draw:text-box>
        </draw:frame>
        <draw:frame draw:style-name="gr1" draw:text-style-name="P2" draw:layer="layout" svg:width="15.267cm" svg:height="0.475cm" svg:x="2.2cm" svg:y="24.397cm">
          <draw:text-box>
            <text:p text:style-name="P1"><text:span text:style-name="T4">The importance of an issue can often be inferred from the seniority of the Private </text:span></text:p>
          </draw:text-box>
        </draw:frame>
        <draw:frame draw:style-name="gr1" draw:text-style-name="P2" draw:layer="layout" svg:width="16.19cm" svg:height="0.475cm" svg:x="2.2cm" svg:y="24.961cm">
          <draw:text-box>
            <text:p text:style-name="P1"><text:span text:style-name="T4">Secretary. For instance, a letter from one Principal Private Secretary to another would </text:span></text:p>
          </draw:text-box>
        </draw:frame>
        <draw:frame draw:style-name="gr1" draw:text-style-name="P2" draw:layer="layout" svg:width="15.399cm" svg:height="0.475cm" svg:x="2.2cm" svg:y="25.526cm">
          <draw:text-box>
            <text:p text:style-name="P1"><text:span text:style-name="T4">usually hold more weight than a letter from one junior Minister’s Private Secretary </text:span></text:p>
          </draw:text-box>
        </draw:frame>
        <draw:frame draw:style-name="gr1" draw:text-style-name="P2" draw:layer="layout" svg:width="2.013cm" svg:height="0.475cm" svg:x="2.2cm" svg:y="26.09cm">
          <draw:text-box>
            <text:p text:style-name="P1"><text:span text:style-name="T4">to another.</text:span></text:p>
          </draw:text-box>
        </draw:frame>
      </draw:page>
      <draw:page draw:name="page5" draw:style-name="dp1" draw:master-page-name="master-page30">
        <draw:frame draw:style-name="gr4" draw:text-style-name="P5" draw:layer="layout" svg:width="7.503cm" svg:height="0.395cm" svg:x="11.295cm" svg:y="1.138cm">
          <draw:text-box>
            <text:p text:style-name="P1"><text:span text:style-name="T7">Annex 5 <text:s/>| <text:s/>How to read and navigate the Repor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9</text:span></text:p>
          </draw:text-box>
        </draw:frame>
        <draw:frame draw:style-name="gr2" draw:text-style-name="P3" draw:layer="layout" svg:width="4.663cm" svg:height="0.628cm" svg:x="2.2cm" svg:y="2.5cm">
          <draw:text-box>
            <text:p text:style-name="P1"><text:span text:style-name="T2">Names and ranks</text:span></text:p>
          </draw:text-box>
        </draw:frame>
        <draw:frame draw:style-name="gr1" draw:text-style-name="P2" draw:layer="layout" svg:width="16.52cm" svg:height="0.475cm" svg:x="2.2cm" svg:y="3.392cm">
          <draw:text-box>
            <text:p text:style-name="P1"><text:span text:style-name="T3">36. </text:span><text:span text:style-name="T4"><text:s/>All names, honours, military ranks and job titles in the Report reflect the individual’s </text:span></text:p>
          </draw:text-box>
        </draw:frame>
        <draw:frame draw:style-name="gr1" draw:text-style-name="P2" draw:layer="layout" svg:width="8.21cm" svg:height="0.475cm" svg:x="2.2cm" svg:y="3.957cm">
          <draw:text-box>
            <text:p text:style-name="P1"><text:span text:style-name="T4">position at the time of the event in question.</text:span></text:p>
          </draw:text-box>
        </draw:frame>
        <draw:frame draw:style-name="gr1" draw:text-style-name="P2" draw:layer="layout" svg:width="16.436cm" svg:height="0.475cm" svg:x="2.2cm" svg:y="4.871cm">
          <draw:text-box>
            <text:p text:style-name="P1"><text:span text:style-name="T3">37. </text:span><text:span text:style-name="T4"><text:s/>Where the Report quotes written or oral evidence from a witness to the Inquiry, the </text:span></text:p>
          </draw:text-box>
        </draw:frame>
        <draw:frame draw:style-name="gr1" draw:text-style-name="P2" draw:layer="layout" svg:width="14.298cm" svg:height="0.475cm" svg:x="2.2cm" svg:y="5.436cm">
          <draw:text-box>
            <text:p text:style-name="P1"><text:span text:style-name="T4">witness is identified according to their status at the time they gave evidenc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6"/>
    <meta:generator>LibreOffice/5.1.4.2$Linux_X86_64 LibreOffice_project/10m0$Build-2</meta:generator>
  </office:meta>
</office:document-meta>
</file>